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omyślnaczcionkaakapitu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Questions to professor:</text:p>
      <text:p text:style-name="Standard"/>
      <text:p text:style-name="Standard">1. Can I choose any data from openfmri.org or I have to choose some special ones (because there is direct information about relation with<text:s/><text:span text:style-name="T2">EPILEPSIA</text:span><text:s/>or not)?</text:p>
      <text:p text:style-name="Standard"/>
      <text:p text:style-name="Standard">2. Is it necessery to transform (xform / sform/ qform) data loaded from niftilib (like in matlab implementation)?</text:p>
      <text:p text:style-name="Standard"/>
      <text:p text:style-name="Standard">3. Which implementation in matlab of ICA algorithm should I base on? (InfoMax, FastICA)</text:p>
      <text:p text:style-name="Standard"/>
      <text:p text:style-name="Standard">4. Important details about implementation. Voxels! How to interpret them and process them????!</text:p>
      <text:p text:style-name="Standard"/>
      <text:p text:style-name="Standard"/>
      <text:p text:style-name="Standard">Pytanie odnośnie reshape i svd / pca:</text:p>
      <text:p text:style-name="Standard">Który dokładnie moment (punkt algorytmu) wymaga aby wcześniej zrobić reshape? Chodzi o to, że może w implementacji gpu nie trzeba robić reshape??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rzemek</meta:initial-creator>
    <dc:creator>Przemek</dc:creator>
    <meta:creation-date>2015-10-21T13:09:00Z</meta:creation-date>
    <dc:date>2015-10-29T21:34:00Z</dc:date>
    <meta:template xlink:href="Normal" xlink:type="simple"/>
    <meta:editing-cycles>1</meta:editing-cycles>
    <meta:editing-duration>PT180S</meta:editing-duration>
    <meta:document-statistic meta:page-count="1" meta:paragraph-count="1" meta:word-count="95" meta:character-count="668" meta:row-count="4" meta:non-whitespace-character-count="574"/>
  </office:meta>
</office:document-meta>
</file>